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487cm" fo:min-width="11.4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10.4cm"/>
    </style:style>
    <style:style style:name="gr3" style:family="graphic" style:parent-style-name="standard">
      <style:graphic-properties draw:textarea-horizontal-align="justify" draw:textarea-vertical-align="middle" draw:auto-grow-height="false" fo:min-height="0.987cm" fo:min-width="10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.738cm"/>
    </style:style>
    <style:style style:name="gr7" style:family="graphic" style:parent-style-name="standard">
      <style:graphic-properties draw:textarea-horizontal-align="justify" draw:textarea-vertical-align="middle" draw:auto-grow-height="false" fo:min-height="0.061cm" fo:min-width="0.298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2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621cm" fo:min-width="1.94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828cm"/>
    </style:style>
    <style:style style:name="gr15" style:family="graphic" style:parent-style-name="standard">
      <style:graphic-properties draw:textarea-horizontal-align="justify" draw:textarea-vertical-align="middle" draw:auto-grow-height="false" fo:min-height="6.687cm" fo:min-width="12.394cm"/>
    </style:style>
    <style:style style:name="gr16" style:family="graphic" style:parent-style-name="standard">
      <style:graphic-properties draw:textarea-horizontal-align="justify" draw:textarea-vertical-align="middle" draw:auto-grow-height="false" fo:min-height="0.85cm" fo:min-width="11.5cm"/>
    </style:style>
    <style:style style:name="gr17" style:family="graphic" style:parent-style-name="standard">
      <style:graphic-properties draw:textarea-horizontal-align="justify" draw:textarea-vertical-align="middle" draw:auto-grow-height="false" fo:min-height="0.987cm" fo:min-width="11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.8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738cm"/>
    </style:style>
    <style:style style:name="gr20" style:family="graphic" style:parent-style-name="standard">
      <style:graphic-properties draw:textarea-horizontal-align="justify" draw:textarea-vertical-align="middle" draw:auto-grow-height="false" fo:min-height="0.62cm" fo:min-width="1.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22" style:family="graphic" style:parent-style-name="standard">
      <style:graphic-properties draw:textarea-horizontal-align="justify" draw:textarea-vertical-align="middle" draw:auto-grow-height="false" fo:min-height="6.287cm" fo:min-width="11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Microsoft Sans Serif" fo:font-size="10pt" fo:font-weight="bold" style:font-size-asian="10pt" style:font-weight-asian="bold" style:font-size-complex="10pt" style:font-weight-complex="bold"/>
    </style:style>
    <style:style style:name="P3" style:family="paragraph">
      <style:text-properties style:font-name="Microsoft Sans Serif" fo:font-size="10pt" style:font-size-asian="10pt" style:font-size-complex="10pt"/>
    </style:style>
    <style:style style:name="P4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5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style:font-name="Microsoft Sans Serif" fo:font-size="12pt" style:font-size-asian="12pt" style:font-size-complex="12pt"/>
    </style:style>
    <style:style style:name="T3" style:family="text">
      <style:text-properties style:font-name="Microsoft Sans Serif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9cm" svg:height="6.737cm" svg:x="1cm" svg:y="10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1.3cm" svg:y="14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1.3cm" svg:y="13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1.3cm" svg:y="12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.9cm" svg:height="1.237cm" svg:x="1.3cm" svg:y="11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96cm" svg:y1="16.063cm" svg:x2="3.96cm" svg:y2="11.663cm">
          <text:p/>
        </draw:line>
        <draw:frame draw:style-name="gr5" draw:text-style-name="P2" draw:layer="layout" svg:width="3.286cm" svg:height="0.653cm" svg:x="1.206cm" svg:y="12.163cm">
          <draw:text-box>
            <text:p><text:span text:style-name="T1">BooksInvoiceID</text:span></text:p>
          </draw:text-box>
        </draw:frame>
        <draw:frame draw:style-name="gr5" draw:text-style-name="P3" draw:layer="layout" svg:width="2.392cm" svg:height="0.653cm" svg:x="3.808cm" svg:y="12.163cm">
          <draw:text-box>
            <text:p><text:span text:style-name="T1">AuthorID</text:span></text:p>
          </draw:text-box>
        </draw:frame>
        <draw:frame draw:style-name="gr6" draw:text-style-name="P3" draw:layer="layout" svg:width="4.97cm" svg:height="2.261cm" svg:x="5.43cm" svg:y="12.163cm">
          <draw:text-box>
            <text:p><text:span text:style-name="T1">BooksInvoicePayment</text:span></text:p>
          </draw:text-box>
        </draw:frame>
        <draw:line draw:style-name="gr4" draw:text-style-name="P1" draw:layer="layout" svg:x1="5.457cm" svg:y1="11.6cm" svg:x2="5.457cm" svg:y2="16.063cm">
          <text:p/>
        </draw:line>
        <draw:line draw:style-name="gr4" draw:text-style-name="P1" draw:layer="layout" svg:x1="9.196cm" svg:y1="11.6cm" svg:x2="9.196cm" svg:y2="16.063cm">
          <text:p/>
        </draw:line>
        <draw:line draw:style-name="gr4" draw:text-style-name="P1" draw:layer="layout" svg:x1="1cm" svg:y1="11.263cm" svg:x2="12.9cm" svg:y2="11.2cm">
          <text:p/>
        </draw:line>
        <draw:line draw:style-name="gr4" draw:text-style-name="P1" draw:layer="layout" svg:x1="12.07cm" svg:y1="10.686cm" svg:x2="12.868cm" svg:y2="11.23cm">
          <text:p/>
        </draw:line>
        <draw:line draw:style-name="gr4" draw:text-style-name="P1" draw:layer="layout" svg:x1="12.07cm" svg:y1="11.23cm" svg:x2="12.868cm" svg:y2="10.686cm">
          <text:p/>
        </draw:line>
        <draw:custom-shape draw:style-name="gr7" draw:text-style-name="P1" draw:layer="layout" svg:width="0.798cm" svg:height="0.311cm" svg:x="11.073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798cm" svg:height="0.078cm" svg:x="11.073cm" svg:y="10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175cm" svg:y1="11.074cm" svg:x2="10.773cm" svg:y2="11.074cm">
          <text:p/>
        </draw:line>
        <draw:frame draw:style-name="gr9" draw:text-style-name="P4" draw:layer="layout" svg:width="5.815cm" svg:height="1.207cm" svg:x="4.413cm" svg:y="10.6cm">
          <draw:text-box>
            <text:p text:style-name="P1"><text:span text:style-name="T2">View Book Invoices</text:span></text:p>
          </draw:text-box>
        </draw:frame>
        <draw:frame draw:style-name="gr10" draw:text-style-name="P1" draw:layer="layout" svg:width="0.534cm" svg:height="4.6cm" svg:x="12.166cm" svg:y="11.6cm">
          <draw:image xlink:href="Pictures/1000000000000010000000D697AE9DD8.png" xlink:type="simple" xlink:show="embed" xlink:actuate="onLoad">
            <text:p/>
          </draw:image>
        </draw:frame>
        <draw:frame draw:style-name="gr11" draw:text-style-name="P3" draw:layer="layout" svg:width="4cm" svg:height="1.055cm" svg:x="9.1cm" svg:y="12.145cm">
          <draw:text-box>
            <text:p><text:span text:style-name="T1">BooksInvoiceDate</text:span></text:p>
          </draw:text-box>
        </draw:frame>
        <draw:line draw:style-name="gr4" draw:text-style-name="P1" draw:layer="layout" svg:x1="12.2cm" svg:y1="11.6cm" svg:x2="12.2cm" svg:y2="16.1cm">
          <text:p/>
        </draw:line>
        <draw:line draw:style-name="gr12" draw:text-style-name="P1" draw:layer="layout" svg:x1="3.4cm" svg:y1="10.3cm" svg:x2="3.4cm" svg:y2="11.3cm">
          <text:p/>
        </draw:line>
        <draw:custom-shape draw:style-name="gr13" draw:text-style-name="P1" draw:layer="layout" svg:width="2.447cm" svg:height="0.871cm" svg:x="0.6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2.947cm" svg:height="1.457cm" svg:x="0.4cm" svg:y="0.943cm">
          <draw:text-box>
            <text:p text:style-name="P1"><text:span text:style-name="T3">View Royalties Items</text:span></text:p>
          </draw:text-box>
        </draw:frame>
        <draw:custom-shape draw:style-name="gr15" draw:text-style-name="P1" draw:layer="layout" svg:width="12.894cm" svg:height="6.937cm" svg:x="1cm" svg:y="2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2cm" svg:height="1.1cm" svg:x="1.3cm" svg:y="7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2cm" svg:height="1.1cm" svg:x="1.3cm" svg:y="6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2cm" svg:height="1.1cm" svg:x="1.3cm" svg:y="5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2cm" svg:height="1.237cm" svg:x="1.3cm" svg:y="3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.96cm" svg:y1="8.463cm" svg:x2="2.96cm" svg:y2="4.063cm">
          <text:p/>
        </draw:line>
        <draw:frame draw:style-name="gr11" draw:text-style-name="P2" draw:layer="layout" svg:width="3.286cm" svg:height="1.055cm" svg:x="1.206cm" svg:y="4.163cm">
          <draw:text-box>
            <text:p><text:span text:style-name="T1">Royalties</text:span></text:p>
            <text:p><text:span text:style-name="T1">Items</text:span></text:p>
          </draw:text-box>
        </draw:frame>
        <draw:frame draw:style-name="gr5" draw:text-style-name="P3" draw:layer="layout" svg:width="2.392cm" svg:height="0.653cm" svg:x="2.808cm" svg:y="4.563cm">
          <draw:text-box>
            <text:p><text:span text:style-name="T1">RoyaltiesID</text:span></text:p>
          </draw:text-box>
        </draw:frame>
        <draw:frame draw:style-name="gr5" draw:text-style-name="P3" draw:layer="layout" svg:width="1.37cm" svg:height="0.653cm" svg:x="4.83cm" svg:y="4.563cm">
          <draw:text-box>
            <text:p><text:span text:style-name="T1">ISBN</text:span></text:p>
          </draw:text-box>
        </draw:frame>
        <draw:line draw:style-name="gr4" draw:text-style-name="P1" draw:layer="layout" svg:x1="4.957cm" svg:y1="4cm" svg:x2="4.957cm" svg:y2="8.463cm">
          <text:p/>
        </draw:line>
        <draw:frame draw:style-name="gr5" draw:text-style-name="P3" draw:layer="layout" svg:width="2.03cm" svg:height="0.653cm" svg:x="5.67cm" svg:y="4.563cm">
          <draw:text-box>
            <text:p><text:span text:style-name="T1">Currency</text:span></text:p>
          </draw:text-box>
        </draw:frame>
        <draw:line draw:style-name="gr4" draw:text-style-name="P1" draw:layer="layout" svg:x1="5.896cm" svg:y1="4cm" svg:x2="5.896cm" svg:y2="8.463cm">
          <text:p/>
        </draw:line>
        <draw:line draw:style-name="gr4" draw:text-style-name="P1" draw:layer="layout" svg:x1="1cm" svg:y1="2.963cm" svg:x2="13.894cm" svg:y2="2.9cm">
          <text:p/>
        </draw:line>
        <draw:line draw:style-name="gr4" draw:text-style-name="P1" draw:layer="layout" svg:x1="12.97cm" svg:y1="2.386cm" svg:x2="13.768cm" svg:y2="2.93cm">
          <text:p/>
        </draw:line>
        <draw:line draw:style-name="gr4" draw:text-style-name="P1" draw:layer="layout" svg:x1="12.97cm" svg:y1="2.93cm" svg:x2="13.768cm" svg:y2="2.386cm">
          <text:p/>
        </draw:line>
        <draw:custom-shape draw:style-name="gr7" draw:text-style-name="P1" draw:layer="layout" svg:width="0.798cm" svg:height="0.311cm" svg:x="11.973cm" svg:y="2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798cm" svg:height="0.078cm" svg:x="11.973cm" svg:y="2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075cm" svg:y1="2.774cm" svg:x2="11.673cm" svg:y2="2.774cm">
          <text:p/>
        </draw:line>
        <draw:frame draw:style-name="gr9" draw:text-style-name="P4" draw:layer="layout" svg:width="5.815cm" svg:height="1.207cm" svg:x="4.413cm" svg:y="2.3cm">
          <draw:text-box>
            <text:p text:style-name="P1"><text:span text:style-name="T2">View Royalties Items</text:span></text:p>
          </draw:text-box>
        </draw:frame>
        <draw:line draw:style-name="gr4" draw:text-style-name="P1" draw:layer="layout" svg:x1="8.9cm" svg:y1="4cm" svg:x2="8.9cm" svg:y2="8.5cm">
          <text:p/>
        </draw:line>
        <draw:frame draw:style-name="gr10" draw:text-style-name="P1" draw:layer="layout" svg:width="0.534cm" svg:height="4.6cm" svg:x="13.2cm" svg:y="3.9cm">
          <draw:image xlink:href="Pictures/1000000000000010000000D697AE9DD8.png" xlink:type="simple" xlink:show="embed" xlink:actuate="onLoad">
            <text:p/>
          </draw:image>
        </draw:frame>
        <draw:line draw:style-name="gr12" draw:text-style-name="P1" draw:layer="layout" svg:x1="3cm" svg:y1="1.7cm" svg:x2="3.6cm" svg:y2="2.4cm">
          <text:p/>
        </draw:line>
        <draw:frame draw:style-name="gr18" draw:text-style-name="P5" draw:layer="layout" svg:width="3.7cm" svg:height="0.707cm" svg:x="0.4cm" svg:y="0.493cm">
          <draw:text-box>
            <text:p text:style-name="P1"><text:span text:style-name="T3">(From Royalties)</text:span></text:p>
          </draw:text-box>
        </draw:frame>
        <draw:frame draw:style-name="gr11" draw:text-style-name="P3" draw:layer="layout" svg:width="2.03cm" svg:height="1.055cm" svg:x="7.2cm" svg:y="4.147cm">
          <draw:text-box>
            <text:p><text:span text:style-name="T1">Royalty</text:span></text:p>
            <text:p><text:span text:style-name="T1">Discount</text:span></text:p>
          </draw:text-box>
        </draw:frame>
        <draw:frame draw:style-name="gr19" draw:text-style-name="P3" draw:layer="layout" svg:width="2.03cm" svg:height="1.457cm" svg:x="8.67cm" svg:y="3.9cm">
          <draw:text-box>
            <text:p><text:span text:style-name="T1">Whole</text:span></text:p>
            <text:p><text:span text:style-name="T1">Sale</text:span></text:p>
            <text:p><text:span text:style-name="T1">Price</text:span></text:p>
          </draw:text-box>
        </draw:frame>
        <draw:line draw:style-name="gr4" draw:text-style-name="P1" draw:layer="layout" svg:x1="7.4cm" svg:y1="4cm" svg:x2="7.4cm" svg:y2="8.5cm">
          <text:p/>
        </draw:line>
        <draw:line draw:style-name="gr4" draw:text-style-name="P1" draw:layer="layout" svg:x1="9.9cm" svg:y1="4cm" svg:x2="9.9cm" svg:y2="8.5cm">
          <text:p/>
        </draw:line>
        <draw:line draw:style-name="gr4" draw:text-style-name="P1" draw:layer="layout" svg:x1="11.3cm" svg:y1="4cm" svg:x2="11.3cm" svg:y2="8.5cm">
          <text:p/>
        </draw:line>
        <draw:frame draw:style-name="gr11" draw:text-style-name="P3" draw:layer="layout" svg:width="2.03cm" svg:height="1.055cm" svg:x="9.67cm" svg:y="4.2cm">
          <draw:text-box>
            <text:p><text:span text:style-name="T1">Royalty</text:span></text:p>
            <text:p><text:span text:style-name="T1">Quantity</text:span></text:p>
          </draw:text-box>
        </draw:frame>
        <draw:frame draw:style-name="gr11" draw:text-style-name="P3" draw:layer="layout" svg:width="2.03cm" svg:height="1.055cm" svg:x="11.07cm" svg:y="4.245cm">
          <draw:text-box>
            <text:p><text:span text:style-name="T1">Net</text:span></text:p>
            <text:p><text:span text:style-name="T1">Sales</text:span></text:p>
          </draw:text-box>
        </draw:frame>
        <draw:line draw:style-name="gr4" draw:text-style-name="P1" draw:layer="layout" svg:x1="12.2cm" svg:y1="4cm" svg:x2="12.2cm" svg:y2="8.5cm">
          <text:p/>
        </draw:line>
        <draw:frame draw:style-name="gr11" draw:text-style-name="P3" draw:layer="layout" svg:width="2.03cm" svg:height="1.055cm" svg:x="12.07cm" svg:y="4.245cm">
          <draw:text-box>
            <text:p><text:span text:style-name="T1">Print</text:span></text:p>
            <text:p><text:span text:style-name="T1">Cost</text:span></text:p>
          </draw:text-box>
        </draw:frame>
        <draw:line draw:style-name="gr12" draw:text-style-name="P1" draw:layer="layout" svg:x1="11.8cm" svg:y1="1.9cm" svg:x2="13.2cm" svg:y2="4.4cm">
          <text:p/>
        </draw:line>
        <draw:frame draw:style-name="gr9" draw:text-style-name="P4" draw:layer="layout" svg:width="5.815cm" svg:height="1.207cm" svg:x="9.485cm" svg:y="1.293cm">
          <draw:text-box>
            <text:p text:style-name="P1"><text:span text:style-name="T2">ExcRateToGBP</text:span></text:p>
          </draw:text-box>
        </draw:frame>
        <draw:custom-shape draw:style-name="gr20" draw:text-style-name="P1" draw:layer="layout" svg:width="2.1cm" svg:height="0.87cm" svg:x="1.3cm" svg:y="1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2.6cm" svg:height="1.457cm" svg:x="1.1cm" svg:y="16.243cm">
          <draw:text-box>
            <text:p text:style-name="P1"><text:span text:style-name="T3">View Book Invoice Items</text:span></text:p>
          </draw:text-box>
        </draw:frame>
        <draw:custom-shape draw:style-name="gr20" draw:text-style-name="P1" draw:layer="layout" svg:width="2.1cm" svg:height="0.87cm" svg:x="2cm" svg:y="9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5" draw:layer="layout" svg:width="2.2cm" svg:height="1.055cm" svg:x="2cm" svg:y="9.445cm">
          <draw:text-box>
            <text:p text:style-name="P1"><text:span text:style-name="T3">View Book Invoices</text:span></text:p>
          </draw:text-box>
        </draw:frame>
        <draw:frame draw:style-name="gr18" draw:text-style-name="P5" draw:layer="layout" svg:width="3.7cm" svg:height="0.707cm" svg:x="3.9cm" svg:y="9.4cm">
          <draw:text-box>
            <text:p text:style-name="P1"><text:span text:style-name="T3">(From View Menu)</text:span></text:p>
          </draw:text-box>
        </draw:frame>
        <draw:custom-shape draw:style-name="gr22" draw:text-style-name="P1" draw:layer="layout" svg:width="12cm" svg:height="6.537cm" svg:x="1.7cm" svg:y="18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2cm" svg:y="23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2cm" svg:y="22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2cm" svg:y="20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.9cm" svg:height="1.237cm" svg:x="2cm" svg:y="1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66cm" svg:y1="24.263cm" svg:x2="3.66cm" svg:y2="19.863cm">
          <text:p/>
        </draw:line>
        <draw:frame draw:style-name="gr19" draw:text-style-name="P2" draw:layer="layout" svg:width="3.286cm" svg:height="1.457cm" svg:x="1.906cm" svg:y="19.663cm">
          <draw:text-box>
            <text:p><text:span text:style-name="T1">Books</text:span></text:p>
            <text:p><text:span text:style-name="T1">Invoice</text:span></text:p>
            <text:p><text:span text:style-name="T1">Items</text:span></text:p>
          </draw:text-box>
        </draw:frame>
        <draw:frame draw:style-name="gr11" draw:text-style-name="P3" draw:layer="layout" svg:width="2.392cm" svg:height="1.055cm" svg:x="3.508cm" svg:y="19.963cm">
          <draw:text-box>
            <text:p><text:span text:style-name="T1">Books</text:span></text:p>
            <text:p><text:span text:style-name="T1">InvoiceID</text:span></text:p>
          </draw:text-box>
        </draw:frame>
        <draw:frame draw:style-name="gr5" draw:text-style-name="P3" draw:layer="layout" svg:width="1.5cm" svg:height="0.653cm" svg:x="5.2cm" svg:y="20.363cm">
          <draw:text-box>
            <text:p><text:span text:style-name="T1">ISBN</text:span></text:p>
          </draw:text-box>
        </draw:frame>
        <draw:line draw:style-name="gr4" draw:text-style-name="P1" draw:layer="layout" svg:x1="5.357cm" svg:y1="19.8cm" svg:x2="5.357cm" svg:y2="24.263cm">
          <text:p/>
        </draw:line>
        <draw:frame draw:style-name="gr19" draw:text-style-name="P3" draw:layer="layout" svg:width="2.03cm" svg:height="1.457cm" svg:x="6.17cm" svg:y="19.663cm">
          <draw:text-box>
            <text:p><text:span text:style-name="T1">Books</text:span></text:p>
            <text:p><text:span text:style-name="T1">Invoice</text:span></text:p>
            <text:p><text:span text:style-name="T1">Quantity</text:span></text:p>
          </draw:text-box>
        </draw:frame>
        <draw:line draw:style-name="gr4" draw:text-style-name="P1" draw:layer="layout" svg:x1="6.296cm" svg:y1="19.8cm" svg:x2="6.296cm" svg:y2="24.263cm">
          <text:p/>
        </draw:line>
        <draw:line draw:style-name="gr4" draw:text-style-name="P1" draw:layer="layout" svg:x1="1.7cm" svg:y1="18.763cm" svg:x2="13.7cm" svg:y2="18.7cm">
          <text:p/>
        </draw:line>
        <draw:line draw:style-name="gr4" draw:text-style-name="P1" draw:layer="layout" svg:x1="12.87cm" svg:y1="18.186cm" svg:x2="13.668cm" svg:y2="18.73cm">
          <text:p/>
        </draw:line>
        <draw:line draw:style-name="gr4" draw:text-style-name="P1" draw:layer="layout" svg:x1="12.87cm" svg:y1="18.73cm" svg:x2="13.668cm" svg:y2="18.186cm">
          <text:p/>
        </draw:line>
        <draw:custom-shape draw:style-name="gr7" draw:text-style-name="P1" draw:layer="layout" svg:width="0.798cm" svg:height="0.311cm" svg:x="11.873cm" svg:y="18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798cm" svg:height="0.078cm" svg:x="11.873cm" svg:y="18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975cm" svg:y1="18.574cm" svg:x2="11.573cm" svg:y2="18.574cm">
          <text:p/>
        </draw:line>
        <draw:frame draw:style-name="gr9" draw:text-style-name="P4" draw:layer="layout" svg:width="5.815cm" svg:height="1.207cm" svg:x="5.113cm" svg:y="18.1cm">
          <draw:text-box>
            <text:p text:style-name="P1"><text:span text:style-name="T2">View Book Invoice Items</text:span></text:p>
          </draw:text-box>
        </draw:frame>
        <draw:line draw:style-name="gr4" draw:text-style-name="P1" draw:layer="layout" svg:x1="9.3cm" svg:y1="19.8cm" svg:x2="9.3cm" svg:y2="24.3cm">
          <text:p/>
        </draw:line>
        <draw:frame draw:style-name="gr10" draw:text-style-name="P1" draw:layer="layout" svg:width="0.534cm" svg:height="4.6cm" svg:x="12.9cm" svg:y="19.7cm">
          <draw:image xlink:href="Pictures/1000000000000010000000D697AE9DD8.png" xlink:type="simple" xlink:show="embed" xlink:actuate="onLoad">
            <text:p/>
          </draw:image>
        </draw:frame>
        <draw:frame draw:style-name="gr19" draw:text-style-name="P3" draw:layer="layout" svg:width="2.03cm" svg:height="1.457cm" svg:x="7.6cm" svg:y="19.647cm">
          <draw:text-box>
            <text:p><text:span text:style-name="T1">Books</text:span></text:p>
            <text:p><text:span text:style-name="T1">Invoice</text:span></text:p>
            <text:p><text:span text:style-name="T1">Discount</text:span></text:p>
          </draw:text-box>
        </draw:frame>
        <draw:frame draw:style-name="gr19" draw:text-style-name="P3" draw:layer="layout" svg:width="2.03cm" svg:height="1.457cm" svg:x="9.17cm" svg:y="20cm">
          <draw:text-box>
            <text:p><text:span text:style-name="T1">Shipping</text:span></text:p>
            <text:p><text:span text:style-name="T1">Price</text:span></text:p>
          </draw:text-box>
        </draw:frame>
        <draw:line draw:style-name="gr4" draw:text-style-name="P1" draw:layer="layout" svg:x1="7.8cm" svg:y1="19.8cm" svg:x2="7.8cm" svg:y2="24.3cm">
          <text:p/>
        </draw:line>
        <draw:line draw:style-name="gr4" draw:text-style-name="P1" draw:layer="layout" svg:x1="10.9cm" svg:y1="19.8cm" svg:x2="10.9cm" svg:y2="24.3cm">
          <text:p/>
        </draw:line>
        <draw:line draw:style-name="gr4" draw:text-style-name="P1" draw:layer="layout" svg:x1="12.9cm" svg:y1="19.8cm" svg:x2="12.9cm" svg:y2="24.3cm">
          <text:p/>
        </draw:line>
        <draw:frame draw:style-name="gr11" draw:text-style-name="P3" draw:layer="layout" svg:width="2.03cm" svg:height="1.055cm" svg:x="10.77cm" svg:y="20.045cm">
          <draw:text-box>
            <text:p><text:span text:style-name="T1">ShippingType</text:span></text:p>
          </draw:text-box>
        </draw:frame>
        <draw:line draw:style-name="gr12" draw:text-style-name="P1" draw:layer="layout" svg:x1="3.5cm" svg:y1="17.1cm" svg:x2="5cm" svg:y2="18.1cm">
          <text:p/>
        </draw:line>
        <draw:frame draw:style-name="gr10" draw:text-style-name="P1" draw:layer="layout" svg:width="0.554cm" svg:height="11.939cm" draw:transform="skewX (0.000349065850398866) rotate (1.57254165604689) translate (1.261cm 8.589cm)">
          <draw:image xlink:href="Pictures/1000000000000010000000D697AE9DD8.png" xlink:type="simple" xlink:show="embed" xlink:actuate="onLoad">
            <text:p/>
          </draw:image>
        </draw:frame>
        <draw:frame draw:style-name="gr23" draw:text-style-name="P6" draw:layer="layout" svg:width="3.978cm" svg:height="0.653cm" svg:x="3.322cm" svg:y="1.5cm">
          <draw:text-box>
            <text:p><text:span text:style-name="T4">Opens in New window</text:span></text:p>
          </draw:text-box>
        </draw:frame>
        <draw:frame draw:style-name="gr23" draw:text-style-name="P6" draw:layer="layout" svg:width="3.978cm" svg:height="0.653cm" svg:x="4cm" svg:y="10.047cm">
          <draw:text-box>
            <text:p><text:span text:style-name="T4">Opens in New window</text:span></text:p>
          </draw:text-box>
        </draw:frame>
        <draw:frame draw:style-name="gr23" draw:text-style-name="P6" draw:layer="layout" svg:width="3.978cm" svg:height="0.653cm" svg:x="5cm" svg:y="17.5cm">
          <draw:text-box>
            <text:p><text:span text:style-name="T4">Opens in New wind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3:26:53.446000000</meta:creation-date>
    <dc:date>2014-12-01T20:43:23.079000000</dc:date>
    <meta:editing-duration>PT16M34S</meta:editing-duration>
    <meta:editing-cycles>3</meta:editing-cycles>
    <meta:generator>LibreOffice/4.3.2.2$Windows_x86 LibreOffice_project/edfb5295ba211bd31ad47d0bad0118690f76407d</meta:generator>
    <meta:document-statistic meta:object-count="95"/>
  </office:meta>
</office:document-meta>
</file>